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6cm" svg:height="1.5cm" svg:x="1.6cm" svg:y="6.8cm">
          <text:p text:style-name="P1"><text:span text:style-name="T1">descriptor</text:span></text:p>
          <text:p text:style-name="P1"><text:span text:style-name="T1">read position</text:span></text:p>
          <text:p text:style-name="P1"><text:span text:style-name="T1">write posi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cm" svg:height="1.2cm" svg:x="1.5cm" svg:y="4.5cm">
          <text:p text:style-name="P2"><text:span text:style-name="T2">sys_read(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5cm" svg:height="1.2cm" svg:x="7.5cm" svg:y="4.5cm">
          <text:p text:style-name="P2"><text:span text:style-name="T2">vfs_read(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line" svg:x1="3.375cm" svg:y1="5.7cm" svg:x2="3.4cm" svg:y2="6.8cm" draw:start-shape="id1" draw:start-glue-point="7" draw:end-shape="id2" draw:end-glue-point="0" svg:d="m3375 5700 25 1100" svg:viewBox="0 0 26 1101">
          <text:p/>
        </draw:connector>
        <draw:connector draw:style-name="gr3" draw:text-style-name="P3" draw:layer="layout" draw:type="line" svg:x1="5.875cm" svg:y1="5.1cm" svg:x2="8.125cm" svg:y2="5.1cm" draw:start-shape="id1" draw:start-glue-point="6" draw:end-shape="id3" draw:end-glue-point="9" svg:d="m5875 5100h2250" svg:viewBox="0 0 2251 1">
          <text:p/>
        </draw:connector>
        <draw:custom-shape draw:style-name="gr1" draw:text-style-name="P2" xml:id="id4" draw:id="id4" draw:layer="layout" svg:width="5cm" svg:height="1.2cm" svg:x="13.9cm" svg:y="4.5cm">
          <text:p text:style-name="P2"><text:span text:style-name="T2">File-specific </text:span></text:p>
          <text:p text:style-name="P2"><text:span text:style-name="T2">read routin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5.3cm" svg:height="1.2cm" svg:x="13.4cm" svg:y="6.5cm">
          <text:p text:style-name="P2"><text:span text:style-name="T2">generic read routin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draw:type="line" svg:x1="11.875cm" svg:y1="5.1cm" svg:x2="14.525cm" svg:y2="5.1cm" draw:start-shape="id3" draw:start-glue-point="6" draw:end-shape="id4" draw:end-glue-point="9" svg:d="m11875 5100h2650" svg:viewBox="0 0 2651 1">
          <text:p/>
        </draw:connector>
        <draw:connector draw:style-name="gr3" draw:text-style-name="P3" draw:layer="layout" draw:type="line" svg:x1="11.875cm" svg:y1="5.1cm" svg:x2="14.062cm" svg:y2="7.1cm" draw:start-shape="id3" draw:start-glue-point="6" draw:end-shape="id5" draw:end-glue-point="9" svg:d="m11875 5100 2187 2000" svg:viewBox="0 0 2188 2001">
          <text:p/>
        </draw:connector>
        <draw:frame draw:style-name="gr4" draw:layer="layout" svg:width="1.8cm" svg:height="0.725cm" svg:x="12.3cm" svg:y="5.2cm">
          <draw:text-box>
            <text:p><text:span text:style-name="T2">OR</text:span></text:p>
          </draw:text-box>
        </draw:frame>
        <draw:custom-shape draw:style-name="gr1" draw:text-style-name="P1" draw:layer="layout" svg:width="3.6cm" svg:height="1.5cm" svg:x="1.6cm" svg:y="6.8cm">
          <text:p text:style-name="P1"><text:span text:style-name="T1">descriptor</text:span></text:p>
          <text:p text:style-name="P1"><text:span text:style-name="T1">read position</text:span></text:p>
          <text:p text:style-name="P1"><text:span text:style-name="T1">write posit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2T14:30:30.501000000</meta:creation-date>
    <dc:date>2016-01-02T14:41:35.278000000</dc:date>
    <meta:editing-duration>PT3M6S</meta:editing-duration>
    <meta:editing-cycles>2</meta:editing-cycles>
    <meta:generator>LibreOffice/4.1.4.2$Windows_x86 LibreOffice_project/0a0440ccc0227ad9829de5f46be37cfb6edcf72</meta:generator>
    <meta:document-statistic meta:object-count="11"/>
  </office:meta>
</office:document-meta>
</file>